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elle1" style:family="table">
      <style:table-properties style:width="17.067cm" fo:margin-left="0cm" table:align="left"/>
    </style:style>
    <style:style style:name="Tabelle1.A" style:family="table-column">
      <style:table-column-properties style:column-width="5.69cm"/>
    </style:style>
    <style:style style:name="Tabelle1.B" style:family="table-column">
      <style:table-column-properties style:column-width="5.689cm"/>
    </style:style>
    <style:style style:name="Tabelle1.1" style:family="table-row">
      <style:table-row-properties style:min-row-height="0.467cm" style:use-optimal-row-height="false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e1.C1" style:family="table-cell">
      <style:table-cell-properties fo:padding="0.097cm" fo:border="0.002cm solid #000000" style:writing-mode="lr-tb"/>
    </style:style>
    <style:style style:name="Tabelle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e1.3" style:family="table-row">
      <style:table-row-properties style:min-row-height="0.45cm" style:use-optimal-row-height="false"/>
    </style:style>
    <style:style style:name="Tabelle1.21" style:family="table-row">
      <style:table-row-properties style:min-row-height="0.485cm" style:use-optimal-row-height="false"/>
    </style:style>
    <style:style style:name="P1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orphans="2" fo:widows="2"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hyphenate="true" fo:hyphenation-remain-char-count="0" fo:hyphenation-push-char-count="0"/>
    </style:style>
    <style:style style:name="P5" style:family="paragraph" style:parent-style-name="Standard">
      <style:paragraph-properties fo:orphans="2" fo:widows="2"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000000" style:font-name="Consolas" fo:font-size="10pt" style:letter-kerning="false" style:font-name-asian="Times New Roman" style:font-size-asian="10pt" style:language-asian="de" style:country-asian="DE" style:font-name-complex="Courier New" style:font-size-complex="10pt" style:language-complex="ar" style:country-complex="SA" fo:hyphenate="true" fo:hyphenation-remain-char-count="0" fo:hyphenation-push-char-count="0"/>
    </style:style>
    <style:style style:name="P6" style:family="paragraph" style:parent-style-name="Text_20_body" style:master-page-name="MP0">
      <style:paragraph-properties style:page-number="auto" fo:break-before="page"/>
    </style:style>
    <style:style style:name="P7" style:family="paragraph" style:parent-style-name="Listenabsatz" style:list-style-name="L1"/>
    <style:style style:name="T1" style:family="text">
      <style:text-properties fo:color="#000000" style:font-name="Consolas" fo:font-size="10pt" style:letter-kerning="false" style:font-name-asian="Times New Roman" style:font-size-asian="10pt" style:language-asian="de" style:country-asian="DE" style:font-name-complex="Courier New" style:font-size-complex="10pt" style:language-complex="ar" style:country-complex="SA"/>
    </style:style>
    <style:style style:name="T2" style:family="text">
      <style:text-properties fo:color="#000080" style:font-name="Consolas" fo:font-size="10pt" fo:font-weight="bold" style:letter-kerning="false" style:font-name-asian="Times New Roman" style:font-size-asian="10pt" style:language-asian="de" style:country-asian="DE" style:font-weight-asian="bold" style:font-name-complex="Courier New" style:font-size-complex="10pt" style:language-complex="ar" style:country-complex="SA" style:font-weight-complex="bold"/>
    </style:style>
    <style:style style:name="T3" style:family="text">
      <style:text-properties fo:color="#0000ff" style:font-name="Consolas" fo:font-size="10pt" fo:font-weight="bold" style:letter-kerning="false" style:font-name-asian="Times New Roman" style:font-size-asian="10pt" style:language-asian="de" style:country-asian="DE" style:font-weight-asian="bold" style:font-name-complex="Courier New" style:font-size-complex="10pt" style:language-complex="ar" style:country-complex="SA" style:font-weight-complex="bold"/>
    </style:style>
    <style:style style:name="T4" style:family="text">
      <style:text-properties fo:color="#0000ff" style:font-name="Consolas" fo:font-size="10pt" style:letter-kerning="false" style:font-name-asian="Times New Roman" style:font-size-asian="10pt" style:language-asian="de" style:country-asian="DE" style:font-name-complex="Courier New" style:font-size-complex="10pt" style:language-complex="ar" style:country-complex="SA"/>
    </style:style>
    <style:style style:name="T5" style:family="text">
      <style:text-properties fo:color="#008000" style:font-name="Consolas" fo:font-size="10pt" fo:font-weight="bold" style:letter-kerning="false" style:font-name-asian="Times New Roman" style:font-size-asian="10pt" style:language-asian="de" style:country-asian="DE" style:font-weight-asian="bold" style:font-name-complex="Courier New" style:font-size-complex="10pt" style:language-complex="ar" style:country-complex="SA" style:font-weight-complex="bold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DBWT-Dossier</text:p>
      <text:p text:style-name="Text_20_body">Zeiterfassungstabelle<text:tab/></text:p>
      <table:table table:name="Tabelle1" table:style-name="Tabelle1">
        <table:table-column table:style-name="Tabelle1.A"/>
        <table:table-column table:style-name="Tabelle1.B" table:number-columns-repeated="2"/>
        <table:table-row table:style-name="Tabelle1.1">
          <table:table-cell table:style-name="Tabelle1.A1" office:value-type="string">
            <text:p text:style-name="P2">Aufgabe</text:p>
          </table:table-cell>
          <table:table-cell table:style-name="Tabelle1.A1" office:value-type="string">
            <text:p text:style-name="P2">Geschätzte Zeit</text:p>
          </table:table-cell>
          <table:table-cell table:style-name="Tabelle1.C1" office:value-type="string">
            <text:p text:style-name="P2">Benötigte Zeit</text:p>
          </table:table-cell>
        </table:table-row>
        <table:table-row table:style-name="Tabelle1.1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2">2min</text:p>
          </table:table-cell>
          <table:table-cell table:style-name="Tabelle1.C2" office:value-type="string">
            <text:p text:style-name="P2">2min</text:p>
          </table:table-cell>
        </table:table-row>
        <table:table-row table:style-name="Tabelle1.3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2">-</text:p>
          </table:table-cell>
          <table:table-cell table:style-name="Tabelle1.C2" office:value-type="string">
            <text:p text:style-name="P2">-</text:p>
          </table:table-cell>
        </table:table-row>
        <table:table-row table:style-name="Tabelle1.1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2">3min</text:p>
          </table:table-cell>
          <table:table-cell table:style-name="Tabelle1.C2" office:value-type="string">
            <text:p text:style-name="P2">3min</text:p>
          </table:table-cell>
        </table:table-row>
        <table:table-row table:style-name="Tabelle1.3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2">45min</text:p>
          </table:table-cell>
          <table:table-cell table:style-name="Tabelle1.C2" office:value-type="string">
            <text:p text:style-name="P2">90min</text:p>
          </table:table-cell>
        </table:table-row>
        <table:table-row table:style-name="Tabelle1.1">
          <table:table-cell table:style-name="Tabelle1.A2" office:value-type="string">
            <text:p text:style-name="P2">5</text:p>
          </table:table-cell>
          <table:table-cell table:style-name="Tabelle1.A2" office:value-type="string">
            <text:p text:style-name="P2">20min</text:p>
          </table:table-cell>
          <table:table-cell table:style-name="Tabelle1.C2" office:value-type="string">
            <text:p text:style-name="P2">15min</text:p>
          </table:table-cell>
        </table:table-row>
        <table:table-row table:style-name="Tabelle1.1">
          <table:table-cell table:style-name="Tabelle1.A2" office:value-type="string">
            <text:p text:style-name="P2">6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3">
          <table:table-cell table:style-name="Tabelle1.A2" office:value-type="string">
            <text:p text:style-name="P2">7</text:p>
          </table:table-cell>
          <table:table-cell table:style-name="Tabelle1.A2" office:value-type="string">
            <text:p text:style-name="P2">3min</text:p>
          </table:table-cell>
          <table:table-cell table:style-name="Tabelle1.C2" office:value-type="string">
            <text:p text:style-name="P2">3min</text:p>
          </table:table-cell>
        </table:table-row>
        <table:table-row table:style-name="Tabelle1.1">
          <table:table-cell table:style-name="Tabelle1.A2" office:value-type="string">
            <text:p text:style-name="P2">8a</text:p>
          </table:table-cell>
          <table:table-cell table:style-name="Tabelle1.A2" office:value-type="string">
            <text:p text:style-name="P2">10min</text:p>
          </table:table-cell>
          <table:table-cell table:style-name="Tabelle1.C2" office:value-type="string">
            <text:p text:style-name="P2">25min</text:p>
          </table:table-cell>
        </table:table-row>
        <table:table-row table:style-name="Tabelle1.3">
          <table:table-cell table:style-name="Tabelle1.A2" office:value-type="string">
            <text:p text:style-name="P2">8b</text:p>
          </table:table-cell>
          <table:table-cell table:style-name="Tabelle1.A2" office:value-type="string">
            <text:p text:style-name="P2">15min</text:p>
          </table:table-cell>
          <table:table-cell table:style-name="Tabelle1.C2" office:value-type="string">
            <text:p text:style-name="P2">30min</text:p>
          </table:table-cell>
        </table:table-row>
        <table:table-row table:style-name="Tabelle1.1">
          <table:table-cell table:style-name="Tabelle1.A2" office:value-type="string">
            <text:p text:style-name="P2">9</text:p>
          </table:table-cell>
          <table:table-cell table:style-name="Tabelle1.A2" office:value-type="string">
            <text:p text:style-name="P2">45min</text:p>
          </table:table-cell>
          <table:table-cell table:style-name="Tabelle1.C2" office:value-type="string">
            <text:p text:style-name="P2">120min</text:p>
          </table:table-cell>
        </table:table-row>
        <table:table-row table:style-name="Tabelle1.1">
          <table:table-cell table:style-name="Tabelle1.A2" office:value-type="string">
            <text:p text:style-name="P2">10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3">
          <table:table-cell table:style-name="Tabelle1.A2" office:value-type="string">
            <text:p text:style-name="P2">11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1">
          <table:table-cell table:style-name="Tabelle1.A2" office:value-type="string">
            <text:p text:style-name="P2">12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3">
          <table:table-cell table:style-name="Tabelle1.A2" office:value-type="string">
            <text:p text:style-name="P2">13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1">
          <table:table-cell table:style-name="Tabelle1.A2" office:value-type="string">
            <text:p text:style-name="P2">14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1">
          <table:table-cell table:style-name="Tabelle1.A2" office:value-type="string">
            <text:p text:style-name="P2">15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3">
          <table:table-cell table:style-name="Tabelle1.A2" office:value-type="string">
            <text:p text:style-name="P2">16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1">
          <table:table-cell table:style-name="Tabelle1.A2" office:value-type="string">
            <text:p text:style-name="P2">17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3">
          <table:table-cell table:style-name="Tabelle1.A2" office:value-type="string">
            <text:p text:style-name="P2">18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21">
          <table:table-cell table:style-name="Tabelle1.A2" office:value-type="string">
            <text:p text:style-name="P2">19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>Gründe für Abweichung zwischen geschätzte und benötigte Zeit:</text:p>
      <text:list xml:id="list4921282638440114253" text:style-name="L1">
        <text:list-item>
          <text:p text:style-name="P7">Aufwand der Aufgaben unterschätzt.</text:p>
        </text:list-item>
        <text:list-item>
          <text:p text:style-name="P7">Bei Aufgabe 8 viel nachgucken und ausprobieren müssen</text:p>
        </text:list-item>
      </text:list>
      <text:p text:style-name="Standard"/>
      <text:p text:style-name="Standard"/>
      <text:p text:style-name="Standard"/>
      <text:p text:style-name="Standard"/>
      <text:p text:style-name="P3">Aufgabe 9 (Dokumentation der CSS-Eigenschaften):</text:p>
      <text:p text:style-name="P3"/>
      <text:p text:style-name="P4"><text:span text:style-name="Absatz-Standardschriftart"><text:span text:style-name="T1">.</text:span></text:span><text:span text:style-name="Absatz-Standardschriftart"><text:span text:style-name="T2">elektro</text:span></text:span><text:span text:style-name="Absatz-Standardschriftart"><text:span text:style-name="T1">{</text:span></text:span><text:span text:style-name="Absatz-Standardschriftart"><text:span text:style-name="T1"> </text:span></text:span><text:span text:style-name="Absatz-Standardschriftart"><text:span text:style-name="T1"><text:line-break/></text:span></text:span><text:span text:style-name="Absatz-Standardschriftart"><text:span text:style-name="T1"><text:line-break/> <text:s text:c="3"/></text:span></text:span><text:span text:style-name="Absatz-Standardschriftart"><text:span text:style-name="T3">font-weight</text:span></text:span><text:span text:style-name="Absatz-Standardschriftart"><text:span text:style-name="T1">: </text:span></text:span><text:span text:style-name="Absatz-Standardschriftart"><text:span text:style-name="T5">bold</text:span></text:span><text:span text:style-name="Absatz-Standardschriftart"><text:span text:style-name="T1">;</text:span></text:span><text:span text:style-name="Absatz-Standardschriftart"><text:span text:style-name="T1"> // Der Text soll auf der ganzen Seite fett dargestellt werden</text:span></text:span><text:span text:style-name="Absatz-Standardschriftart"><text:span text:style-name="T1"><text:line-break/> <text:s text:c="3"/></text:span></text:span><text:span text:style-name="Absatz-Standardschriftart"><text:span text:style-name="T3">margin-right</text:span></text:span><text:span text:style-name="Absatz-Standardschriftart"><text:span text:style-name="T1">:</text:span></text:span><text:span text:style-name="Absatz-Standardschriftart"><text:span text:style-name="T4">475</text:span></text:span><text:span text:style-name="Absatz-Standardschriftart"><text:span text:style-name="T5">px</text:span></text:span><text:span text:style-name="Absatz-Standardschriftart"><text:span text:style-name="T1">;</text:span></text:span><text:span text:style-name="Absatz-Standardschriftart"><text:span text:style-name="T1"> // Der Inhalt der Seite wird am linken Rand ausgerichtet und <text:s/></text:span></text:span></text:p>
      <text:p text:style-name="P4"><text:span text:style-name="Absatz-Standardschriftart"><text:span text:style-name="T1"><text:s text:c="27"/>475 </text:span></text:span><text:span text:style-name="Absatz-Standardschriftart"><text:span text:style-name="T1">Pixel</text:span></text:span><text:span text:style-name="Absatz-Standardschriftart"><text:span text:style-name="T1"> vom rechten Rand entfernt. <text:s/></text:span></text:span><text:span text:style-name="Absatz-Standardschriftart"><text:span text:style-name="T1"><text:line-break/> <text:s text:c="3"/></text:span></text:span><text:span text:style-name="Absatz-Standardschriftart"><text:span text:style-name="T3">border-bottom</text:span></text:span><text:span text:style-name="Absatz-Standardschriftart"><text:span text:style-name="T1">: </text:span></text:span><text:span text:style-name="Absatz-Standardschriftart"><text:span text:style-name="T4">1</text:span></text:span><text:span text:style-name="Absatz-Standardschriftart"><text:span text:style-name="T5">px solid darkorange</text:span></text:span><text:span text:style-name="Absatz-Standardschriftart"><text:span text:style-name="T1">;</text:span></text:span><text:span text:style-name="Absatz-Standardschriftart"><text:span text:style-name="T1"> // 1 Pixel dichte, sichtbare und darkorange <text:s/></text:span></text:span></text:p>
      <text:p text:style-name="P4"><text:soft-page-break/><text:span text:style-name="Absatz-Standardschriftart"><text:span text:style-name="T1"><text:s text:c="45"/>Linie vor dem footer</text:span></text:span><text:span text:style-name="Absatz-Standardschriftart"><text:span text:style-name="T1"><text:line-break/>}</text:span></text:span><text:span text:style-name="Absatz-Standardschriftart"><text:span text:style-name="T1"><text:line-break/></text:span></text:span><text:span text:style-name="Absatz-Standardschriftart"><text:span text:style-name="T1"><text:line-break/></text:span></text:span><text:span text:style-name="Absatz-Standardschriftart"><text:span text:style-name="T2">#etabelle</text:span></text:span><text:span text:style-name="Absatz-Standardschriftart"><text:span text:style-name="T1">{</text:span></text:span><text:span text:style-name="Absatz-Standardschriftart"><text:span text:style-name="T1"><text:line-break/> <text:s text:c="3"/></text:span></text:span><text:span text:style-name="Absatz-Standardschriftart"><text:span text:style-name="T3">border</text:span></text:span><text:span text:style-name="Absatz-Standardschriftart"><text:span text:style-name="T1">: </text:span></text:span><text:span text:style-name="Absatz-Standardschriftart"><text:span text:style-name="T4">1</text:span></text:span><text:span text:style-name="Absatz-Standardschriftart"><text:span text:style-name="T5">px solid darkorange</text:span></text:span><text:span text:style-name="Absatz-Standardschriftart"><text:span text:style-name="T1">;</text:span></text:span><text:span text:style-name="Absatz-Standardschriftart"><text:span text:style-name="T1"> // Tabellenrahmen setzen</text:span></text:span><text:span text:style-name="Absatz-Standardschriftart"><text:span text:style-name="T1"><text:line-break/> <text:s text:c="3"/></text:span></text:span><text:span text:style-name="Absatz-Standardschriftart"><text:span text:style-name="T3">margin-left</text:span></text:span><text:span text:style-name="Absatz-Standardschriftart"><text:span text:style-name="T1">: </text:span></text:span><text:span text:style-name="Absatz-Standardschriftart"><text:span text:style-name="T4">75</text:span></text:span><text:span text:style-name="Absatz-Standardschriftart"><text:span text:style-name="T5">px</text:span></text:span><text:span text:style-name="Absatz-Standardschriftart"><text:span text:style-name="T1">;</text:span></text:span><text:span text:style-name="Absatz-Standardschriftart"><text:span text:style-name="T1"> <text:s/></text:span></text:span><text:span text:style-name="Absatz-Standardschriftart"><text:span text:style-name="T1"><text:tab/>//Freiraum links erstellen</text:span></text:span><text:span text:style-name="Absatz-Standardschriftart"><text:span text:style-name="T1"><text:line-break/> <text:s text:c="3"/></text:span></text:span><text:span text:style-name="Absatz-Standardschriftart"><text:span text:style-name="T3">margin-right</text:span></text:span><text:span text:style-name="Absatz-Standardschriftart"><text:span text:style-name="T1">: </text:span></text:span><text:span text:style-name="Absatz-Standardschriftart"><text:span text:style-name="T4">75</text:span></text:span><text:span text:style-name="Absatz-Standardschriftart"><text:span text:style-name="T5">px</text:span></text:span><text:span text:style-name="Absatz-Standardschriftart"><text:span text:style-name="T1">;</text:span></text:span><text:span text:style-name="Absatz-Standardschriftart"><text:span text:style-name="T1"> <text:s/>//Freiraum rechts erstellen</text:span></text:span><text:span text:style-name="Absatz-Standardschriftart"><text:span text:style-name="T1"><text:line-break/>}</text:span></text:span><text:span text:style-name="Absatz-Standardschriftart"><text:span text:style-name="T1"><text:line-break/></text:span></text:span><text:span text:style-name="Absatz-Standardschriftart"><text:span text:style-name="T1"><text:line-break/>.</text:span></text:span><text:span text:style-name="Absatz-Standardschriftart"><text:span text:style-name="T2">must-be-orange</text:span></text:span><text:span text:style-name="Absatz-Standardschriftart"><text:span text:style-name="T1">{</text:span></text:span><text:span text:style-name="Absatz-Standardschriftart"><text:span text:style-name="T1"><text:line-break/> <text:s text:c="3"/></text:span></text:span><text:span text:style-name="Absatz-Standardschriftart"><text:span text:style-name="T3">background-color</text:span></text:span><text:span text:style-name="Absatz-Standardschriftart"><text:span text:style-name="T1">: </text:span></text:span><text:span text:style-name="Absatz-Standardschriftart"><text:span text:style-name="T5">lemonchiffon</text:span></text:span><text:span text:style-name="Absatz-Standardschriftart"><text:span text:style-name="T1">;</text:span></text:span><text:span text:style-name="Absatz-Standardschriftart"><text:span text:style-name="T1"> //erste und dritte Reihen der Tabelle colorieren</text:span></text:span><text:span text:style-name="Absatz-Standardschriftart"><text:span text:style-name="T1"><text:line-break/></text:span></text:span><text:span text:style-name="Absatz-Standardschriftart"><text:span text:style-name="T1"><text:line-break/>}</text:span></text:span><text:span text:style-name="Absatz-Standardschriftart"><text:span text:style-name="T1"><text:line-break/></text:span></text:span><text:span text:style-name="Absatz-Standardschriftart"><text:span text:style-name="T1"><text:line-break/></text:span></text:span><text:span text:style-name="Absatz-Standardschriftart"><text:span text:style-name="T2">#link</text:span></text:span><text:span text:style-name="Absatz-Standardschriftart"><text:span text:style-name="T1">{</text:span></text:span><text:span text:style-name="Absatz-Standardschriftart"><text:span text:style-name="T1"><text:line-break/> <text:s text:c="3"/></text:span></text:span><text:span text:style-name="Absatz-Standardschriftart"><text:span text:style-name="T3">color</text:span></text:span><text:span text:style-name="Absatz-Standardschriftart"><text:span text:style-name="T1">:</text:span></text:span><text:span text:style-name="Absatz-Standardschriftart"><text:span text:style-name="T5">orange</text:span></text:span><text:span text:style-name="Absatz-Standardschriftart"><text:span text:style-name="T1">;</text:span></text:span><text:span text:style-name="Absatz-Standardschriftart"><text:span text:style-name="T1"> <text:s text:c="2"/>// Der Link „Tabelle“ muss orange sein </text:span></text:span><text:span text:style-name="Absatz-Standardschriftart"><text:span text:style-name="T1"><text:line-break/> <text:s text:c="3"/></text:span></text:span><text:span text:style-name="Absatz-Standardschriftart"><text:span text:style-name="T3">text-decoration</text:span></text:span><text:span text:style-name="Absatz-Standardschriftart"><text:span text:style-name="T1">:</text:span></text:span><text:span text:style-name="Absatz-Standardschriftart"><text:span text:style-name="T5">none</text:span></text:span><text:span text:style-name="Absatz-Standardschriftart"><text:span text:style-name="T1">;</text:span></text:span><text:span text:style-name="Absatz-Standardschriftart"><text:span text:style-name="T1"> // Der Link „Tabelle“ muss keinen Unterstrich haben</text:span></text:span><text:span text:style-name="Absatz-Standardschriftart"><text:span text:style-name="T1"><text:line-break/>}</text:span></text:span><text:span text:style-name="Absatz-Standardschriftart"><text:span text:style-name="T1"><text:line-break/></text:span></text:span><text:span text:style-name="Absatz-Standardschriftart"><text:span text:style-name="T1"><text:line-break/>.</text:span></text:span><text:span text:style-name="Absatz-Standardschriftart"><text:span text:style-name="T2">center</text:span></text:span><text:span text:style-name="Absatz-Standardschriftart"><text:span text:style-name="T1">{</text:span></text:span><text:span text:style-name="Absatz-Standardschriftart"><text:span text:style-name="T1"><text:line-break/> <text:s text:c="3"/></text:span></text:span><text:span text:style-name="Absatz-Standardschriftart"><text:span text:style-name="T3">margin-left</text:span></text:span><text:span text:style-name="Absatz-Standardschriftart"><text:span text:style-name="T1">: </text:span></text:span><text:span text:style-name="Absatz-Standardschriftart"><text:span text:style-name="T4">75</text:span></text:span><text:span text:style-name="Absatz-Standardschriftart"><text:span text:style-name="T5">px</text:span></text:span><text:span text:style-name="Absatz-Standardschriftart"><text:span text:style-name="T1">;</text:span></text:span><text:span text:style-name="Absatz-Standardschriftart"><text:span text:style-name="T1"> <text:s/>// 75 Pixel Freiraum links vom Text nach der Tabelle erstellen</text:span></text:span><text:span text:style-name="Absatz-Standardschriftart"><text:span text:style-name="T1"><text:line-break/> <text:s text:c="3"/></text:span></text:span><text:span text:style-name="Absatz-Standardschriftart"><text:span text:style-name="T3">margin-right</text:span></text:span><text:span text:style-name="Absatz-Standardschriftart"><text:span text:style-name="T1">:</text:span></text:span><text:span text:style-name="Absatz-Standardschriftart"><text:span text:style-name="T5">auto</text:span></text:span><text:span text:style-name="Absatz-Standardschriftart"><text:span text:style-name="T1">;</text:span></text:span><text:span text:style-name="Absatz-Standardschriftart"><text:span text:style-name="T1"> <text:s/>// </text:span></text:span><text:span text:style-name="Absatz-Standardschriftart"><text:span text:style-name="T1">möglichst</text:span></text:span><text:span text:style-name="Absatz-Standardschriftart"><text:span text:style-name="T1"> viel Freiraum rechts vom Text nach der Tabelle </text:span></text:span></text:p>
      <text:p text:style-name="P4"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erstellen</text:span></text:span><text:span text:style-name="Absatz-Standardschriftart"><text:span text:style-name="T1"><text:line-break/> <text:s text:c="3"/></text:span></text:span><text:span text:style-name="Absatz-Standardschriftart"><text:span text:style-name="T3">text-align</text:span></text:span><text:span text:style-name="Absatz-Standardschriftart"><text:span text:style-name="T1">: </text:span></text:span><text:span text:style-name="Absatz-Standardschriftart"><text:span text:style-name="T5">center</text:span></text:span><text:span text:style-name="Absatz-Standardschriftart"><text:span text:style-name="T1">;</text:span></text:span><text:span text:style-name="Absatz-Standardschriftart"><text:span text:style-name="T1"> // Text zentrieren </text:span></text:span><text:span text:style-name="Absatz-Standardschriftart"><text:span text:style-name="T1"><text:line-break/>}</text:span></text:span><text:span text:style-name="Absatz-Standardschriftart"><text:span text:style-name="T1"><text:line-break/></text:span></text:span><text:span text:style-name="Absatz-Standardschriftart"><text:span text:style-name="T1"><text:line-break/></text:span></text:span><text:span text:style-name="Absatz-Standardschriftart"><text:span text:style-name="T2">footer</text:span></text:span><text:span text:style-name="Absatz-Standardschriftart"><text:span text:style-name="T1">{</text:span></text:span><text:span text:style-name="Absatz-Standardschriftart"><text:span text:style-name="T1"><text:line-break/> <text:s text:c="3"/></text:span></text:span><text:span text:style-name="Absatz-Standardschriftart"><text:span text:style-name="T3">margin-right</text:span></text:span><text:span text:style-name="Absatz-Standardschriftart"><text:span text:style-name="T1">:</text:span></text:span><text:span text:style-name="Absatz-Standardschriftart"><text:span text:style-name="T4">475</text:span></text:span><text:span text:style-name="Absatz-Standardschriftart"><text:span text:style-name="T5">px</text:span></text:span><text:span text:style-name="Absatz-Standardschriftart"><text:span text:style-name="T1">;</text:span></text:span><text:span text:style-name="Absatz-Standardschriftart"><text:span text:style-name="T1"> // 475 Pixel Freiraum rechts vom footer erstellen</text:span></text:span><text:span text:style-name="Absatz-Standardschriftart"><text:span text:style-name="T1"><text:line-break/> <text:s text:c="3"/></text:span></text:span><text:span text:style-name="Absatz-Standardschriftart"><text:span text:style-name="T3">text-align</text:span></text:span><text:span text:style-name="Absatz-Standardschriftart"><text:span text:style-name="T1">: </text:span></text:span><text:span text:style-name="Absatz-Standardschriftart"><text:span text:style-name="T5">right</text:span></text:span><text:span text:style-name="Absatz-Standardschriftart"><text:span text:style-name="T1">;</text:span></text:span><text:span text:style-name="Absatz-Standardschriftart"><text:span text:style-name="T1"> <text:s/>// Textinhalt des footers rechtsbündig ausrichten </text:span></text:span><text:span text:style-name="Absatz-Standardschriftart"><text:span text:style-name="T1"><text:line-break/>}</text:span></text:span><text:span text:style-name="Absatz-Standardschriftart"><text:span text:style-name="T1"><text:line-break/></text:span></text:span><text:span text:style-name="Absatz-Standardschriftart"><text:span text:style-name="T1"><text:line-break/></text:span></text:span><text:span text:style-name="Absatz-Standardschriftart"><text:span text:style-name="T2">footer li</text:span></text:span><text:span text:style-name="Absatz-Standardschriftart"><text:span text:style-name="T1">{</text:span></text:span><text:span text:style-name="Absatz-Standardschriftart"><text:span text:style-name="T1"><text:line-break/> <text:s text:c="3"/></text:span></text:span><text:span text:style-name="Absatz-Standardschriftart"><text:span text:style-name="T3">display</text:span></text:span><text:span text:style-name="Absatz-Standardschriftart"><text:span text:style-name="T1">: </text:span></text:span><text:span text:style-name="Absatz-Standardschriftart"><text:span text:style-name="T5">inline</text:span></text:span><text:span text:style-name="Absatz-Standardschriftart"><text:span text:style-name="T1">;</text:span></text:span><text:span text:style-name="Absatz-Standardschriftart"><text:span text:style-name="T1"> // Elemente der Liste vertikal ausbreiten</text:span></text:span><text:span text:style-name="Absatz-Standardschriftart"><text:span text:style-name="T1"><text:line-break/> <text:s text:c="3"/></text:span></text:span><text:span text:style-name="Absatz-Standardschriftart"><text:span text:style-name="T3">padding-left</text:span></text:span><text:span text:style-name="Absatz-Standardschriftart"><text:span text:style-name="T1">:</text:span></text:span><text:span text:style-name="Absatz-Standardschriftart"><text:span text:style-name="T4">10</text:span></text:span><text:span text:style-name="Absatz-Standardschriftart"><text:span text:style-name="T5">px</text:span></text:span><text:span text:style-name="Absatz-Standardschriftart"><text:span text:style-name="T1">;</text:span></text:span><text:span text:style-name="Absatz-Standardschriftart"><text:span text:style-name="T1"> // 10 Pixel frei links von jedem Listenelement freilassen.</text:span></text:span><text:span text:style-name="Absatz-Standardschriftart"><text:span text:style-name="T1"><text:line-break/> <text:s text:c="3"/></text:span></text:span><text:span text:style-name="Absatz-Standardschriftart"><text:span text:style-name="T3">padding-right</text:span></text:span><text:span text:style-name="Absatz-Standardschriftart"><text:span text:style-name="T1">:</text:span></text:span><text:span text:style-name="Absatz-Standardschriftart"><text:span text:style-name="T4">10</text:span></text:span><text:span text:style-name="Absatz-Standardschriftart"><text:span text:style-name="T5">px</text:span></text:span><text:span text:style-name="Absatz-Standardschriftart"><text:span text:style-name="T1">;</text:span></text:span><text:span text:style-name="Absatz-Standardschriftart"><text:span text:style-name="T1"> //10 Pixel frei </text:span></text:span><text:span text:style-name="Absatz-Standardschriftart"><text:span text:style-name="T1">rechts</text:span></text:span><text:span text:style-name="Absatz-Standardschriftart"><text:span text:style-name="T1"> von jedem Listenelement freilassen.</text:span></text:span><text:span text:style-name="Absatz-Standardschriftart"><text:span text:style-name="T1"><text:line-break/>}</text:span></text:span><text:span text:style-name="Absatz-Standardschriftart"><text:span text:style-name="T1"><text:line-break/></text:span></text:span><text:span text:style-name="Absatz-Standardschriftart"><text:span text:style-name="T1"><text:line-break/>.</text:span></text:span><text:span text:style-name="Absatz-Standardschriftart"><text:span text:style-name="T2">footerlink</text:span></text:span><text:span text:style-name="Absatz-Standardschriftart"><text:span text:style-name="T1">{</text:span></text:span><text:span text:style-name="Absatz-Standardschriftart"><text:span text:style-name="T1"><text:line-break/> <text:s text:c="3"/></text:span></text:span><text:span text:style-name="Absatz-Standardschriftart"><text:span text:style-name="T3">border-right</text:span></text:span><text:span text:style-name="Absatz-Standardschriftart"><text:span text:style-name="T1">: </text:span></text:span><text:span text:style-name="Absatz-Standardschriftart"><text:span text:style-name="T4">2</text:span></text:span><text:span text:style-name="Absatz-Standardschriftart"><text:span text:style-name="T5">px solid darkorange</text:span></text:span><text:span text:style-name="Absatz-Standardschriftart"><text:span text:style-name="T1">;</text:span></text:span><text:span text:style-name="Absatz-Standardschriftart"><text:span text:style-name="T1"> // ein 2 Pixel dichter Trennstrich nach jedem </text:span></text:span></text:p>
      <text:p text:style-name="P5"><text:tab/><text:tab/><text:tab/><text:tab/><text:tab/>der 3 ersten Listenelementen des footers.<text:line-break/>}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TML_20_Vorformatiert" style:display-name="HTML Vorformatiert" style:family="paragraph" style:parent-style-name="Standard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letter-kerning="false" style:font-name-asian="Times New Roman" style:font-size-asian="10pt" style:language-asian="de" style:country-asian="DE" style:font-name-complex="Courier New" style:font-size-complex="10pt" style:language-complex="ar" style:country-complex="SA" fo:hyphenate="true" fo:hyphenation-remain-char-count="0" fo:hyphenation-push-char-count="0"/>
    </style:style>
    <style:style style:name="Absatz-Standardschriftart" style:family="text"/>
    <style:style style:name="HTML_20_Vorformatiert_20_Zchn" style:display-name="HTML Vorformatiert Zchn" style:family="text" style:parent-style-name="Absatz-Standardschriftart">
      <style:text-properties style:font-name="Courier New" fo:font-size="10pt" style:letter-kerning="false" style:font-name-asian="Times New Roman" style:font-size-asian="10pt" style:language-asian="de" style:country-asian="DE" style:font-name-complex="Courier New" style:font-size-complex="10pt" style:language-complex="ar" style:country-complex="SA"/>
    </style:style>
    <style:style style:name="WW_5f_CharLFO1LVL1" style:display-name="WW_CharLFO1LVL1" style:family="text">
      <style:text-properties style:font-name="Times New Roman" style:font-name-asian="Andale Sans UI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creator>Tobias Liermann</dc:creator>
    <meta:creation-date>2009-04-16T11:32:00Z</meta:creation-date>
    <dc:date>2020-10-23T13:17:16.38</dc:date>
    <meta:editing-cycles>11</meta:editing-cycles>
    <meta:editing-duration>PT1M2S</meta:editing-duration>
    <meta:document-statistic meta:table-count="1" meta:image-count="0" meta:object-count="0" meta:page-count="2" meta:paragraph-count="52" meta:word-count="270" meta:character-count="2002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